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6.727cm"/>
    </style:style>
    <style:style style:name="gr2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03cm" svg:height="1.523cm" svg:x="1.329cm" svg:y="1.536cm">
          <draw:text-box>
            <text:p><text:span text:style-name="T1">cons: ... <text:s text:c="12"/>cdr: … <text:s text:c="15"/>z: </text:span></text:p>
            <text:p><text:span text:style-name="T1">car: ... <text:s text:c="15"/>set-car!: ...</text:span></text:p>
            <text:p><text:span text:style-name="T1">x: <text:s text:c="22"/>set-cdr!: …</text:span></text:p>
            <text:p><text:span text:style-name="T1"><text:s text:c="26"/></text:span><text:span text:style-name="T1">set!: ...</text:span></text:p>
          </draw:text-box>
        </draw:frame>
        <draw:custom-shape draw:style-name="gr3" draw:text-style-name="P1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5" draw:text-style-name="P4" draw:layer="layout" svg:x1="4.936cm" svg:y1="3.869cm" svg:x2="4.936cm" svg:y2="2.905cm">
          <text:p/>
        </draw:line>
        <draw:frame draw:style-name="gr6" draw:text-style-name="P3" draw:layer="layout" svg:width="1.917cm" svg:height="1.626cm" svg:x="3.845cm" svg:y="3.994cm">
          <draw:text-box>
            <text:p><text:span text:style-name="T2">x:1</text:span></text:p>
            <text:p><text:span text:style-name="T2">y:2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7" draw:text-style-name="P1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531cm" svg:y1="5.101cm" svg:x2="1.531cm" svg:y2="6.134cm">
          <text:p/>
        </draw:line>
        <draw:line draw:style-name="gr5" draw:text-style-name="P4" draw:layer="layout" svg:x1="1.949cm" svg:y1="4.81cm" svg:x2="3.536cm" svg:y2="4.81cm">
          <text:p/>
        </draw:line>
        <draw:line draw:style-name="gr9" draw:text-style-name="P4" draw:layer="layout" svg:x1="1.949cm" svg:y1="5.127cm" svg:x2="1.949cm" svg:y2="4.81cm">
          <text:p/>
        </draw:line>
        <draw:line draw:style-name="gr8" draw:text-style-name="P4" draw:layer="layout" svg:x1="1.831cm" svg:y1="2.701cm" svg:x2="1.831cm" svg:y2="4.81cm">
          <text:p/>
        </draw:line>
        <draw:frame draw:style-name="gr10" draw:text-style-name="P5" draw:layer="layout" svg:width="2.122cm" svg:height="0.963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  <draw:custom-shape draw:style-name="gr3" draw:text-style-name="P1" draw:layer="layout" svg:width="2.096cm" svg:height="2.108cm" svg:x="6.972cm" svg:y="3.84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4cm" svg:height="0.742cm" svg:x="6.223cm" svg:y="3.807cm">
          <draw:text-box>
            <text:p><text:span text:style-name="T2">E2</text:span></text:p>
          </draw:text-box>
        </draw:frame>
        <draw:line draw:style-name="gr5" draw:text-style-name="P4" draw:layer="layout" svg:x1="7.937cm" svg:y1="3.87cm" svg:x2="7.937cm" svg:y2="2.906cm">
          <text:p/>
        </draw:line>
        <draw:frame draw:style-name="gr6" draw:text-style-name="P3" draw:layer="layout" svg:width="1.917cm" svg:height="1.626cm" svg:x="6.846cm" svg:y="3.995cm">
          <draw:text-box>
            <text:p><text:span text:style-name="T2">x:x</text:span></text:p>
            <text:p><text:span text:style-name="T2">y:x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7" draw:text-style-name="P1" draw:layer="layout" svg:width="0.409cm" svg:height="0.409cm" svg:x="9.80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0.21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003cm" svg:y1="4.783cm" svg:x2="10.003cm" svg:y2="5.816cm">
          <text:p/>
        </draw:line>
        <draw:line draw:style-name="gr5" draw:text-style-name="P4" draw:layer="layout" svg:x1="10.425cm" svg:y1="4.175cm" svg:x2="9.155cm" svg:y2="4.175cm">
          <text:p/>
        </draw:line>
        <draw:line draw:style-name="gr9" draw:text-style-name="P4" draw:layer="layout" svg:x1="10.421cm" svg:y1="4.809cm" svg:x2="10.421cm" svg:y2="4.175cm">
          <text:p/>
        </draw:line>
        <draw:frame draw:style-name="gr10" draw:text-style-name="P5" draw:layer="layout" svg:width="2.122cm" svg:height="0.963cm" svg:x="9.572cm" svg:y="5.751cm">
          <draw:text-box>
            <text:p><text:span text:style-name="T3">Parameters: m</text:span></text:p>
            <text:p><text:span text:style-name="T3">Body: ...</text:span></text:p>
          </draw:text-box>
        </draw:frame>
        <draw:line draw:style-name="gr9" draw:text-style-name="P4" draw:layer="layout" svg:x1="6.08cm" svg:y1="1.852cm" svg:x2="10.207cm" svg:y2="1.852cm">
          <text:p/>
        </draw:line>
        <draw:line draw:style-name="gr8" draw:text-style-name="P4" draw:layer="layout" svg:x1="10.203cm" svg:y1="1.864cm" svg:x2="10.203cm" svg:y2="3.8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2:28:02.833291259</dc:date>
    <meta:editing-duration>PT1H11M15S</meta:editing-duration>
    <meta:editing-cycles>15</meta:editing-cycles>
    <meta:generator>LibreOffice/7.4.7.2$Linux_X86_64 LibreOffice_project/40$Build-2</meta:generator>
    <meta:document-statistic meta:object-count="25"/>
  </office:meta>
</office:document-meta>
</file>